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Here is the text content from the screenshot:</text:p>
      <text:p text:style-name="Normal"/>
      <text:p text:style-name="Normal">**Row 1:**</text:p>
      <text:p text:style-name="Normal">- ID: 7330</text:p>
      <text:p text:style-name="Normal">- Candidate: Taylor Kennedy</text:p>
      <text:p text:style-name="Normal">- Status: Approved</text:p>
      <text:p text:style-name="Normal">- Vacancy: Viral Vector Core Manager</text:p>
      <text:p text:style-name="Normal">- Candidate: Wesley Gorman</text:p>
      <text:p text:style-name="Normal">- Vacancy Client: Senti Biosciences</text:p>
      <text:p text:style-name="Normal">- Billable Comp: 145,000.00</text:p>
      <text:p text:style-name="Normal">- Vacancy Type: Perm</text:p>
      <text:p text:style-name="Normal">- Start Date: 10/14/2019</text:p>
      <text:p text:style-name="Normal">- Vacancy State: California</text:p>
      <text:p text:style-name="Normal"/>
      <text:p text:style-name="Normal">**Row 2:**</text:p>
      <text:p text:style-name="Normal">- ID: 7091</text:p>
      <text:p text:style-name="Normal">- Candidate: Hannah Roberts</text:p>
      <text:p text:style-name="Normal">- Status: Approved</text:p>
      <text:p text:style-name="Normal">- Vacancy: Director of Quality</text:p>
      <text:p text:style-name="Normal">- Candidate: Haideh Tehrani</text:p>
      <text:p text:style-name="Normal">- Vacancy Client: Senti Biosciences</text:p>
      <text:p text:style-name="Normal">- Billable Comp: 192,000.00</text:p>
      <text:p text:style-name="Normal">- Vacancy Type: Perm</text:p>
      <text:p text:style-name="Normal">- Start Date: 7/8/2019</text:p>
      <text:p text:style-name="Normal">- Vacancy State: California</text:p>
      <text:p text:style-name="Normal"/>
      <text:soft-page-break/>
      <text:p text:style-name="Normal">**Row 3:**</text:p>
      <text:p text:style-name="Normal">- ID: 23979</text:p>
      <text:p text:style-name="Normal">- Candidate: Nicholas Mancini</text:p>
      <text:p text:style-name="Normal">- Status: Completed</text:p>
      <text:p text:style-name="Normal">- Vacancy: RA/SRA, Cell Therapy</text:p>
      <text:p text:style-name="Normal">- Candidate: Kristin Fitzpatrick</text:p>
      <text:p text:style-name="Normal">- Vacancy Client: Serotiny Inc</text:p>
      <text:p text:style-name="Normal">- Billable Comp: 110,000.00</text:p>
      <text:p text:style-name="Normal">- Vacancy Type: Perm</text:p>
      <text:p text:style-name="Normal">- Start Date: 6/26/2023</text:p>
      <text:p text:style-name="Normal">- Vacancy State: California</text:p>
      <text:p text:style-name="Normal"/>
      <text:p text:style-name="Normal">**Row 4:**</text:p>
      <text:p text:style-name="Normal">- ID: 25015</text:p>
      <text:p text:style-name="Normal">- Candidate: Kevin Lee</text:p>
      <text:p text:style-name="Normal">- Status: Completed</text:p>
      <text:p text:style-name="Normal">- Vacancy: Senior / Principal Bioinformatics Scientist</text:p>
      <text:p text:style-name="Normal">- Candidate: Ilan Chemmama</text:p>
      <text:p text:style-name="Normal">- Vacancy Client: Serotiny Inc</text:p>
      <text:p text:style-name="Normal">- Billable Comp: 165,000.00</text:p>
      <text:p text:style-name="Normal">- Vacancy Type: Perm</text:p>
      <text:p text:style-name="Normal">- Start Date: 9/26/2023</text:p>
      <text:p text:style-name="Normal">- Vacancy State: California</text:p>
      <text:p text:style-name="Normal">Here is the text content from the screenshot:</text:p>
      <text:p text:style-name="Normal"/>
      <text:p text:style-name="Normal">**Row 1:**</text:p>
      <text:soft-page-break/>
      <text:p text:style-name="Normal">- ID: 29048</text:p>
      <text:p text:style-name="Normal">- Candidate: Aaron Jay</text:p>
      <text:p text:style-name="Normal">- Status: Completed</text:p>
      <text:p text:style-name="Normal">- Vacancy: Director Clinical Process Improvement and Vendor Oversight</text:p>
      <text:p text:style-name="Normal">- Candidate: Hadley Stinson</text:p>
      <text:p text:style-name="Normal">- Vacancy Client: Structure Therapeutics</text:p>
      <text:p text:style-name="Normal">- Billable Comp: 240,000.00</text:p>
      <text:p text:style-name="Normal">- Vacancy Type: Perm</text:p>
      <text:p text:style-name="Normal">- Start Date: 3/18/2025</text:p>
      <text:p text:style-name="Normal">- Vacancy State: California</text:p>
      <text:p text:style-name="Normal"/>
      <text:p text:style-name="Normal">**Row 2:**</text:p>
      <text:p text:style-name="Normal">- ID: 29869</text:p>
      <text:p text:style-name="Normal">- Candidate: Kevin Lee</text:p>
      <text:p text:style-name="Normal">- Status: Approved</text:p>
      <text:p text:style-name="Normal">- Vacancy: Contract GCP SOP Writer</text:p>
      <text:p text:style-name="Normal">- Candidate: Renee Blanco-Fisher</text:p>
      <text:p text:style-name="Normal">- Vacancy Client: Structure Therapeutics</text:p>
      <text:p text:style-name="Normal">- Billable Comp: 0.00</text:p>
      <text:p text:style-name="Normal">- Vacancy Type: Contract C2C</text:p>
      <text:p text:style-name="Normal">- Start Date: 5/19/2025</text:p>
      <text:p text:style-name="Normal">- Vacancy State: USD - US Dollar</text:p>
      <text:p text:style-name="Normal"/>
      <text:p text:style-name="Normal">**Row 3:**</text:p>
      <text:p text:style-name="Normal">- ID: 29846</text:p>
      <text:p text:style-name="Normal">- Candidate: Kevin Lee</text:p>
      <text:soft-page-break/>
      <text:p text:style-name="Normal">- Status: Approved</text:p>
      <text:p text:style-name="Normal">- Vacancy: Contract Senior CRA</text:p>
      <text:p text:style-name="Normal">- Candidate: My Duyen Ho</text:p>
      <text:p text:style-name="Normal">- Vacancy Client: Structure Therapeutics</text:p>
      <text:p text:style-name="Normal">- Billable Comp: 0.00</text:p>
      <text:p text:style-name="Normal">- Vacancy Type: Contract - W2</text:p>
      <text:p text:style-name="Normal">- Start Date: 5/19/2025</text:p>
      <text:p text:style-name="Normal">- Vacancy State: USD - US Dollar</text:p>
      <text:p text:style-name="Normal"/>
      <text:p text:style-name="Normal">**Row 4:**</text:p>
      <text:p text:style-name="Normal">- ID: 30016</text:p>
      <text:p text:style-name="Normal">- Candidate: Kevin Lee</text:p>
      <text:p text:style-name="Normal">- Status: Approved</text:p>
      <text:p text:style-name="Normal">- Vacancy: Contract TMF Manager</text:p>
      <text:p text:style-name="Normal">- Candidate: CHRYSTAL PAYNE</text:p>
      <text:p text:style-name="Normal">- Vacancy Client: Structure Therapeutics</text:p>
      <text:p text:style-name="Normal">- Billable Comp: 0.00</text:p>
      <text:p text:style-name="Normal">- Vacancy Type: Contract - W2</text:p>
      <text:p text:style-name="Normal">- Start Date: 6/10/2025</text:p>
      <text:p text:style-name="Normal">- Vacancy State: USD - US Dollar</text:p>
      <text:p text:style-name="Normal"/>
      <text:p text:style-name="Normal">**Row 5:**</text:p>
      <text:p text:style-name="Normal">- ID: 30176</text:p>
      <text:p text:style-name="Normal">- Candidate: Kevin Lee</text:p>
      <text:p text:style-name="Normal">- Status: Approved</text:p>
      <text:p text:style-name="Normal">- Vacancy: TMF Associate</text:p>
      <text:soft-page-break/>
      <text:p text:style-name="Normal">- Candidate: Andrew Mayo</text:p>
      <text:p text:style-name="Normal">- Vacancy Client: Structure Therapeutics</text:p>
      <text:p text:style-name="Normal">- Billable Comp: 0.00</text:p>
      <text:p text:style-name="Normal">- Vacancy Type: Contract - W2</text:p>
      <text:p text:style-name="Normal">- Start Date: 7/9/2025</text:p>
      <text:p text:style-name="Normal">- Vacancy State: USD - US Dollar</text:p>
      <text:p text:style-name="Normal"/>
      <text:p text:style-name="Normal">**Row 6:**</text:p>
      <text:p text:style-name="Normal">- ID: 30404</text:p>
      <text:p text:style-name="Normal">- Candidate: Aaron Jay</text:p>
      <text:p text:style-name="Normal">- Status: QC Approved</text:p>
      <text:p text:style-name="Normal">- Vacancy: Contract Senior CTA</text:p>
      <text:p text:style-name="Normal">- Candidate: Graal Swartz</text:p>
      <text:p text:style-name="Normal">- Vacancy Client: Structure Therapeutics</text:p>
      <text:p text:style-name="Normal">- Billable Comp: 0.00</text:p>
      <text:p text:style-name="Normal">- Vacancy Type: Contract - W2</text:p>
      <text:p text:style-name="Normal">- Start Date: 8/12/2025</text:p>
      <text:p text:style-name="Normal">- Vacancy State: USD - US Dollar</text:p>
      <text:p text:style-name="Normal"/>
      <text:p text:style-name="Normal">**Row 7:**</text:p>
      <text:p text:style-name="Normal">- ID: 30317</text:p>
      <text:p text:style-name="Normal">- Candidate: Aaron Jay</text:p>
      <text:p text:style-name="Normal">- Status: In Process</text:p>
      <text:p text:style-name="Normal">- Vacancy: Vendor Oversight Manager</text:p>
      <text:p text:style-name="Normal">- Candidate: Annie Hubbell</text:p>
      <text:p text:style-name="Normal">- Vacancy Client: Structure Therapeutics</text:p>
      <text:soft-page-break/>
      <text:p text:style-name="Normal">- Billable Comp: 0.00</text:p>
      <text:p text:style-name="Normal">- Vacancy Type: Contract - W2</text:p>
      <text:p text:style-name="Normal">- Start Date: 8/5/2025</text:p>
      <text:p text:style-name="Normal">- Vacancy State: USD - US Dollar</text:p>
      <text:p text:style-name="Normal"/>
      <text:p text:style-name="Normal">**Row 8:**</text:p>
      <text:p text:style-name="Normal">- ID: 15978</text:p>
      <text:p text:style-name="Normal">- Candidate: James Powell</text:p>
      <text:p text:style-name="Normal">- Status: Completed</text:p>
      <text:p text:style-name="Normal">- Vacancy: Head of Clinical Pharmacology</text:p>
      <text:p text:style-name="Normal">- Candidate: Himanshu Naik</text:p>
      <text:p text:style-name="Normal">- Vacancy Client: Sumitovant Biopharma Inc</text:p>
      <text:p text:style-name="Normal">- Billable Comp: 330,000.00</text:p>
      <text:p text:style-name="Normal">- Vacancy Type: Retainer</text:p>
      <text:p text:style-name="Normal">- Start Date: 1/26/2022</text:p>
      <text:p text:style-name="Normal">- Vacancy State: New York</text:p>
      <text:p text:style-name="Normal"/>
      <text:p text:style-name="Normal">**Row 9:**</text:p>
      <text:p text:style-name="Normal">- ID: 18539</text:p>
      <text:p text:style-name="Normal">- Candidate: Eduardo Marinero</text:p>
      <text:p text:style-name="Normal">- Status: Completed</text:p>
      <text:p text:style-name="Normal">- Vacancy: Executive Director, Corporate Communications</text:p>
      <text:p text:style-name="Normal">- Candidate: Marisa Benjamin</text:p>
      <text:p text:style-name="Normal">- Vacancy Client: Sumitovant Biopharma Inc</text:p>
      <text:p text:style-name="Normal">- Billable Comp: 255,000.00</text:p>
      <text:p text:style-name="Normal">- Vacancy Type: Perm</text:p>
      <text:soft-page-break/>
      <text:p text:style-name="Normal">- Start Date: 7/6/2022</text:p>
      <text:p text:style-name="Normal">- Vacancy State: New York</text:p>
      <text:p text:style-name="Normal"/>
      <text:p text:style-name="Normal">**Row 10:**</text:p>
      <text:p text:style-name="Normal">- ID: 11118</text:p>
      <text:p text:style-name="Normal">- Candidate: Luke Salter</text:p>
      <text:p text:style-name="Normal">- Status: Completed</text:p>
      <text:p text:style-name="Normal">- Vacancy: VP, Corporate Communications</text:p>
      <text:p text:style-name="Normal">- Candidate: Maya Frutiger</text:p>
      <text:p text:style-name="Normal">- Vacancy Client: Sumitovant Biopharma Inc</text:p>
      <text:p text:style-name="Normal">- Billable Comp: 403,000.00</text:p>
      <text:p text:style-name="Normal">- Vacancy Type: Perm</text:p>
      <text:p text:style-name="Normal">- Start Date: 7/19/2021</text:p>
      <text:p text:style-name="Normal">- Vacancy State: New York</text:p>
      <text:p text:style-name="Normal"/>
      <text:p text:style-name="Normal">**Row 11:**</text:p>
      <text:p text:style-name="Normal">- ID: 11119</text:p>
      <text:p text:style-name="Normal">- Candidate: Luke Salter</text:p>
      <text:p text:style-name="Normal">- Status: Completed</text:p>
      <text:p text:style-name="Normal">- Vacancy: LS Retainer - VP, Head of IP</text:p>
      <text:p text:style-name="Normal">- Candidate: Retainer Candidate</text:p>
      <text:p text:style-name="Normal">- Vacancy Client: Sumitovant Biopharma Inc</text:p>
      <text:p text:style-name="Normal">- Billable Comp: 25,000.00</text:p>
      <text:p text:style-name="Normal">- Vacancy Type: Retainer</text:p>
      <text:p text:style-name="Normal">- Start Date: 6/30/2021</text:p>
      <text:p text:style-name="Normal">- Vacancy State: New York</text:p>
      <text:p text:style-name="Normal"/>
      <text:p text:style-name="Normal">**Row 12:**</text:p>
      <text:p text:style-name="Normal">- ID: 12214</text:p>
      <text:p text:style-name="Normal">- Candidate: Luke Salter</text:p>
      <text:p text:style-name="Normal">- Status: Completed</text:p>
      <text:p text:style-name="Normal">- Vacancy: VP, Head of IP</text:p>
      <text:p text:style-name="Normal">- Candidate: Colin Heitzmann</text:p>
      <text:p text:style-name="Normal">- Vacancy Client: Sumitovant Biopharma Inc</text:p>
      <text:p text:style-name="Normal">- Billable Comp: 320,000.00</text:p>
      <text:p text:style-name="Normal">- Vacancy Type: Retainer</text:p>
      <text:p text:style-name="Normal">- Start Date: 9/20/2021</text:p>
      <text:p text:style-name="Normal">- Vacancy State: New York</text:p>
      <text:p text:style-name="Normal"/>
      <text:p text:style-name="Normal">**Row 13:**</text:p>
      <text:p text:style-name="Normal">- ID: 10939</text:p>
      <text:p text:style-name="Normal">- Candidate: Nicole Leinders</text:p>
      <text:p text:style-name="Normal">- Status: Completed</text:p>
      <text:p text:style-name="Normal">- Vacancy: Corp Comms Retainer</text:p>
      <text:p text:style-name="Normal">- Candidate: LS Retainer</text:p>
      <text:p text:style-name="Normal">- Vacancy Client: Sumitovant Biopharma Inc</text:p>
      <text:p text:style-name="Normal">- Billable Comp: 30,000.00</text:p>
      <text:p text:style-name="Normal">- Vacancy Type: Retainer</text:p>
      <text:p text:style-name="Normal">- Start Date: 6/1/2021</text:p>
      <text:p text:style-name="Normal">- Vacancy State: New York</text:p>
      <text:p text:style-name="Normal"/>
      <text:p text:style-name="Normal">**Row 14:**</text:p>
      <text:soft-page-break/>
      <text:p text:style-name="Normal">- ID: 6994</text:p>
      <text:p text:style-name="Normal">- Candidate: Giovanna Caponi</text:p>
      <text:p text:style-name="Normal">- Status: Approved</text:p>
      <text:p text:style-name="Normal">- Vacancy: Senior Consultant, Market Access &amp; Pricing</text:p>
      <text:p text:style-name="Normal">- Candidate: Shane Steward</text:p>
      <text:p text:style-name="Normal">- Vacancy Client: Syneos Health</text:p>
      <text:p text:style-name="Normal">- Billable Comp: 135,000.00</text:p>
      <text:p text:style-name="Normal">- Vacancy Type: Perm</text:p>
      <text:p text:style-name="Normal">- Start Date: 6/17/2019</text:p>
      <text:p text:style-name="Normal">- Vacancy State: New Jersey</text:p>
      <text:p text:style-name="Normal"/>
      <text:p text:style-name="Normal">**Row 15:**</text:p>
      <text:p text:style-name="Normal">- ID: 22249</text:p>
      <text:p text:style-name="Normal">- Candidate: Kyle Hilterman</text:p>
      <text:p text:style-name="Normal">- Status: Completed</text:p>
      <text:p text:style-name="Normal">- Vacancy: Director, HEOR</text:p>
      <text:p text:style-name="Normal">- Candidate: Frank Liu</text:p>
      <text:p text:style-name="Normal">- Vacancy Client: Takeda Pharmaceutical</text:p>
      <text:p text:style-name="Normal">- Billable Comp: 240,000.00</text:p>
      <text:p text:style-name="Normal">- Vacancy Type: Perm</text:p>
      <text:p text:style-name="Normal">- Start Date: 2/13/2023</text:p>
      <text:p text:style-name="Normal">- Vacancy State: Massachusetts</text:p>
      <text:p text:style-name="Normal">Here is the text content from the screenshot:</text:p>
      <text:p text:style-name="Normal"/>
      <text:p text:style-name="Normal">**Row 1:**</text:p>
      <text:p text:style-name="Normal">- ID: 9099</text:p>
      <text:soft-page-break/>
      <text:p text:style-name="Normal">- Candidate: Jessica Wang</text:p>
      <text:p text:style-name="Normal">- Status: Approved</text:p>
      <text:p text:style-name="Normal">- Vacancy: Sr. Director, Market Access and Channel Strategy - Plasma-Derived Therapy</text:p>
      <text:p text:style-name="Normal">- Candidate: Kacy Fleming</text:p>
      <text:p text:style-name="Normal">- Vacancy Client: Takeda Pharmaceutical</text:p>
      <text:p text:style-name="Normal">- Billable Comp: 245,000.00</text:p>
      <text:p text:style-name="Normal">- Vacancy Type: Perm</text:p>
      <text:p text:style-name="Normal">- Start Date: 11/2/2020</text:p>
      <text:p text:style-name="Normal">- Vacancy State: Massachusetts</text:p>
      <text:p text:style-name="Normal"/>
      <text:p text:style-name="Normal">**Row 2:**</text:p>
      <text:p text:style-name="Normal">- ID: 19814</text:p>
      <text:p text:style-name="Normal">- Candidate: Luke Salter</text:p>
      <text:p text:style-name="Normal">- Status: Completed</text:p>
      <text:p text:style-name="Normal">- Vacancy: AD Value, Access &amp; Insights</text:p>
      <text:p text:style-name="Normal">- Candidate: Benjamin Muller</text:p>
      <text:p text:style-name="Normal">- Vacancy Client: Takeda Pharmaceutical</text:p>
      <text:p text:style-name="Normal">- Billable Comp: 175,000.00</text:p>
      <text:p text:style-name="Normal">- Vacancy Type: Perm</text:p>
      <text:p text:style-name="Normal">- Start Date: 9/19/2022</text:p>
      <text:p text:style-name="Normal">- Vacancy State: Massachusetts</text:p>
      <text:p text:style-name="Normal"/>
      <text:p text:style-name="Normal">**Row 3:**</text:p>
      <text:p text:style-name="Normal">- ID: 25042</text:p>
      <text:p text:style-name="Normal">- Candidate: James Powell</text:p>
      <text:p text:style-name="Normal">- Status: Completed</text:p>
      <text:soft-page-break/>
      <text:p text:style-name="Normal">- Vacancy: Director, Scientific Affairs - Oncology (Leukemia)</text:p>
      <text:p text:style-name="Normal">- Candidate: Evan Reddick</text:p>
      <text:p text:style-name="Normal">- Vacancy Client: Takeda Pharmaceutical</text:p>
      <text:p text:style-name="Normal">- Billable Comp: 275,000.00</text:p>
      <text:p text:style-name="Normal">- Vacancy Type: Perm</text:p>
      <text:p text:style-name="Normal">- Start Date: 9/30/2023</text:p>
      <text:p text:style-name="Normal">- Vacancy State: Massachusetts</text:p>
      <text:p text:style-name="Normal"/>
      <text:p text:style-name="Normal">**Row 4:**</text:p>
      <text:p text:style-name="Normal">- ID: 29098</text:p>
      <text:p text:style-name="Normal">- Candidate: Luke Salter</text:p>
      <text:p text:style-name="Normal">- Status: Completed</text:p>
      <text:p text:style-name="Normal">- Vacancy: US Oncology Marketing team - Competitive Intelligence mapping</text:p>
      <text:p text:style-name="Normal">- Candidate: Oncology Competitive Intelligence</text:p>
      <text:p text:style-name="Normal">- Vacancy Client: Takeda Pharmaceutical</text:p>
      <text:p text:style-name="Normal">- Billable Comp: 30,000.00</text:p>
      <text:p text:style-name="Normal">- Vacancy Type: Perm</text:p>
      <text:p text:style-name="Normal">- Start Date: 1/21/2025</text:p>
      <text:p text:style-name="Normal">- Vacancy State: Massachusetts</text:p>
      <text:p text:style-name="Normal"/>
      <text:p text:style-name="Normal">**Row 5:**</text:p>
      <text:p text:style-name="Normal">- ID: 20493</text:p>
      <text:p text:style-name="Normal">- Candidate: Patrick Delehanty</text:p>
      <text:p text:style-name="Normal">- Status: Completed</text:p>
      <text:p text:style-name="Normal">- Vacancy: Director, Business Development</text:p>
      <text:p text:style-name="Normal">- Candidate: JASON STAFFORD</text:p>
      <text:soft-page-break/>
      <text:p text:style-name="Normal">- Vacancy Client: Target RWE</text:p>
      <text:p text:style-name="Normal">- Billable Comp: 190,000.00</text:p>
      <text:p text:style-name="Normal">- Vacancy Type: Perm</text:p>
      <text:p text:style-name="Normal">- Start Date: 10/24/2022</text:p>
      <text:p text:style-name="Normal">- Vacancy State: North Carolina</text:p>
      <text:p text:style-name="Normal"/>
      <text:p text:style-name="Normal">**Row 6:**</text:p>
      <text:p text:style-name="Normal">- ID: 8049</text:p>
      <text:p text:style-name="Normal">- Candidate: Katie Litwin</text:p>
      <text:p text:style-name="Normal">- Status: Approved</text:p>
      <text:p text:style-name="Normal">- Vacancy: VP of Regulatory</text:p>
      <text:p text:style-name="Normal">- Candidate: VIERA MUZITHRAS</text:p>
      <text:p text:style-name="Normal">- Vacancy Client: TCR2 Therapeutics</text:p>
      <text:p text:style-name="Normal">- Billable Comp: 280,000.00</text:p>
      <text:p text:style-name="Normal">- Vacancy Type: Retainer</text:p>
      <text:p text:style-name="Normal">- Start Date: 5/26/2020</text:p>
      <text:p text:style-name="Normal">- Vacancy State: Massachusetts</text:p>
      <text:p text:style-name="Normal"/>
      <text:p text:style-name="Normal">**Row 7:**</text:p>
      <text:p text:style-name="Normal">- ID: 5872</text:p>
      <text:p text:style-name="Normal">- Candidate: Nicole Leinders</text:p>
      <text:p text:style-name="Normal">- Status: Completed</text:p>
      <text:p text:style-name="Normal">- Vacancy: RETAINER - Reg</text:p>
      <text:p text:style-name="Normal">- Candidate: LS Retainer</text:p>
      <text:p text:style-name="Normal">- Vacancy Client: TCR2 Therapeutics</text:p>
      <text:p text:style-name="Normal">- Billable Comp: 20,000.00</text:p>
      <text:soft-page-break/>
      <text:p text:style-name="Normal">- Vacancy Type: Retainer</text:p>
      <text:p text:style-name="Normal">- Start Date: 10/31/2018</text:p>
      <text:p text:style-name="Normal">- Vacancy State: N/A</text:p>
      <text:p text:style-name="Normal"/>
      <text:p text:style-name="Normal">**Row 8:**</text:p>
      <text:p text:style-name="Normal">- ID: 6980</text:p>
      <text:p text:style-name="Normal">- Candidate: Hannah Roberts</text:p>
      <text:p text:style-name="Normal">- Status: Approved</text:p>
      <text:p text:style-name="Normal">- Vacancy: VP, Head of Product/Process Development</text:p>
      <text:p text:style-name="Normal">- Candidate: Geoffrey Stephens</text:p>
      <text:p text:style-name="Normal">- Vacancy Client: Tessa Therapeutics</text:p>
      <text:p text:style-name="Normal">- Billable Comp: 200,000.00</text:p>
      <text:p text:style-name="Normal">- Vacancy Type: Perm</text:p>
      <text:p text:style-name="Normal">- Start Date: 5/13/2019</text:p>
      <text:p text:style-name="Normal">- Vacancy State: New York</text:p>
      <text:p text:style-name="Normal"/>
      <text:p text:style-name="Normal">**Row 9:**</text:p>
      <text:p text:style-name="Normal">- ID: 21411</text:p>
      <text:p text:style-name="Normal">- Candidate: Charles Adl</text:p>
      <text:p text:style-name="Normal">- Status: Drop-Out</text:p>
      <text:p text:style-name="Normal">- Vacancy: Senior Consultant Market Access</text:p>
      <text:p text:style-name="Normal">- Candidate: Inna Shulman</text:p>
      <text:p text:style-name="Normal">- Vacancy Client: The Dedham Group</text:p>
      <text:p text:style-name="Normal">- Billable Comp: 155,000.00</text:p>
      <text:p text:style-name="Normal">- Vacancy Type: Multi Year Retainer</text:p>
      <text:p text:style-name="Normal">- Start Date: 12/26/2022</text:p>
      <text:soft-page-break/>
      <text:p text:style-name="Normal">- Vacancy State: New York</text:p>
      <text:p text:style-name="Normal"/>
      <text:p text:style-name="Normal">**Row 10:**</text:p>
      <text:p text:style-name="Normal">- ID: 21412</text:p>
      <text:p text:style-name="Normal">- Candidate: Charles Adl</text:p>
      <text:p text:style-name="Normal">- Status: Completed</text:p>
      <text:p text:style-name="Normal">- Vacancy: Analyst-Senior Analyst</text:p>
      <text:p text:style-name="Normal">- Candidate: Kelsey Smart</text:p>
      <text:p text:style-name="Normal">- Vacancy Client: The Dedham Group</text:p>
      <text:p text:style-name="Normal">- Billable Comp: 145,000.00</text:p>
      <text:p text:style-name="Normal">- Vacancy Type: Multi Year Retainer</text:p>
      <text:p text:style-name="Normal">- Start Date: 12/31/2022</text:p>
      <text:p text:style-name="Normal">- Vacancy State: New York</text:p>
      <text:p text:style-name="Normal"/>
      <text:p text:style-name="Normal">**Row 11:**</text:p>
      <text:p text:style-name="Normal">- ID: 20144</text:p>
      <text:p text:style-name="Normal">- Candidate: Charles Adl</text:p>
      <text:p text:style-name="Normal">- Status: Completed</text:p>
      <text:p text:style-name="Normal">- Vacancy: Analyst-Senior Analyst</text:p>
      <text:p text:style-name="Normal">- Candidate: John Koster</text:p>
      <text:p text:style-name="Normal">- Vacancy Client: The Dedham Group</text:p>
      <text:p text:style-name="Normal">- Billable Comp: 110,000.00</text:p>
      <text:p text:style-name="Normal">- Vacancy Type: Multi Year Retainer</text:p>
      <text:p text:style-name="Normal">- Start Date: 9/26/2022</text:p>
      <text:p text:style-name="Normal">- Vacancy State: New York</text:p>
      <text:p text:style-name="Normal"/>
      <text:soft-page-break/>
      <text:p text:style-name="Normal">**Row 12:**</text:p>
      <text:p text:style-name="Normal">- ID: 20332</text:p>
      <text:p text:style-name="Normal">- Candidate: Scott Ricketts</text:p>
      <text:p text:style-name="Normal">- Status: Completed</text:p>
      <text:p text:style-name="Normal">- Vacancy: Associate Consultant Market Access</text:p>
      <text:p text:style-name="Normal">- Candidate: Raghav Sridhar</text:p>
      <text:p text:style-name="Normal">- Vacancy Client: The Dedham Group</text:p>
      <text:p text:style-name="Normal">- Billable Comp: 145,000.00</text:p>
      <text:p text:style-name="Normal">- Vacancy Type: Multi Year Retainer</text:p>
      <text:p text:style-name="Normal">- Start Date: 10/3/2022</text:p>
      <text:p text:style-name="Normal">- Vacancy State: New York</text:p>
      <text:p text:style-name="Normal"/>
      <text:p text:style-name="Normal">**Row 13:**</text:p>
      <text:p text:style-name="Normal">- ID: 20339</text:p>
      <text:p text:style-name="Normal">- Candidate: Charles Adl</text:p>
      <text:p text:style-name="Normal">- Status: Completed</text:p>
      <text:p text:style-name="Normal">- Vacancy: Associate Consultant Market Access</text:p>
      <text:p text:style-name="Normal">- Candidate: Sahaj Mahesh</text:p>
      <text:p text:style-name="Normal">- Vacancy Client: The Dedham Group</text:p>
      <text:p text:style-name="Normal">- Billable Comp: 145,000.00</text:p>
      <text:p text:style-name="Normal">- Vacancy Type: Multi Year Retainer</text:p>
      <text:p text:style-name="Normal">- Start Date: 10/17/2022</text:p>
      <text:p text:style-name="Normal">- Vacancy State: New York</text:p>
      <text:p text:style-name="Normal"/>
      <text:p text:style-name="Normal">**Row 14:**</text:p>
      <text:p text:style-name="Normal">- ID: 20909</text:p>
      <text:soft-page-break/>
      <text:p text:style-name="Normal">- Candidate: Charles Adl</text:p>
      <text:p text:style-name="Normal">- Status: Completed</text:p>
      <text:p text:style-name="Normal">- Vacancy: Analyst-Senior Analyst</text:p>
      <text:p text:style-name="Normal">- Candidate: Charles Schaub</text:p>
      <text:p text:style-name="Normal">- Vacancy Client: The Dedham Group</text:p>
      <text:p text:style-name="Normal">- Billable Comp: 115,000.00</text:p>
      <text:p text:style-name="Normal">- Vacancy Type: Multi Year Retainer</text:p>
      <text:p text:style-name="Normal">- Start Date: 12/30/2022</text:p>
      <text:p text:style-name="Normal">- Vacancy State: New York</text:p>
      <text:p text:style-name="Normal"/>
      <text:p text:style-name="Normal">**Row 15:**</text:p>
      <text:p text:style-name="Normal">- ID: 20964</text:p>
      <text:p text:style-name="Normal">- Candidate: Luke Bauer</text:p>
      <text:p text:style-name="Normal">- Status: Completed</text:p>
      <text:p text:style-name="Normal">- Vacancy: Analyst-Senior Analyst</text:p>
      <text:p text:style-name="Normal">- Candidate: Natalie Noll</text:p>
      <text:p text:style-name="Normal">- Vacancy Client: The Dedham Group</text:p>
      <text:p text:style-name="Normal">- Billable Comp: 100,000.00</text:p>
      <text:p text:style-name="Normal">- Vacancy Type: Multi Year Retainer</text:p>
      <text:p text:style-name="Normal">- Start Date: 12/30/2022</text:p>
      <text:p text:style-name="Normal">- Vacancy State: New York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Bryan Blair</meta:initial-creator>
    <dc:creator>Bryan Blair</dc:creator>
    <meta:creation-date>2025-08-03T17:38:00Z</meta:creation-date>
    <dc:date>2025-08-03T17:47:00Z</dc:date>
    <meta:template xlink:href="Normal" xlink:type="simple"/>
    <meta:editing-cycles>1</meta:editing-cycles>
    <meta:editing-duration>PT540S</meta:editing-duration>
    <meta:user-defined meta:name="GrammarlyDocumentId">99255561-62be-4176-9130-0320c3686b34</meta:user-defined>
    <meta:document-statistic meta:page-count="16" meta:paragraph-count="377" meta:word-count="1562" meta:character-count="9348" meta:row-count="411" meta:non-whitespace-character-count="8163"/>
  </office:meta>
</office:document-meta>
</file>